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Lohit Hindi1" svg:font-family="'Lohit Hind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272cm" table:align="left"/>
    </style:style>
    <style:style style:name="Table1.A" style:family="table-column">
      <style:table-column-properties style:column-width="17.272cm"/>
    </style:style>
    <style:style style:name="Table1.A1" style:family="table-cell">
      <style:table-cell-properties style:vertical-align="middle" fo:padding="0.185cm" fo:border="0.05pt solid #000000"/>
    </style:style>
    <style:style style:name="Table2" style:family="table">
      <style:table-properties style:width="17.082cm" table:align="left"/>
    </style:style>
    <style:style style:name="Table2.A" style:family="table-column">
      <style:table-column-properties style:column-width="17.082cm"/>
    </style:style>
    <style:style style:name="Table2.A1" style:family="table-cell">
      <style:table-cell-properties style:vertical-align="middle" fo:padding="0.185cm" fo:border="0.05pt solid #000000"/>
    </style:style>
    <style:style style:name="Table3" style:family="table">
      <style:table-properties style:width="15.939cm" table:align="left"/>
    </style:style>
    <style:style style:name="Table3.A" style:family="table-column">
      <style:table-column-properties style:column-width="15.939cm"/>
    </style:style>
    <style:style style:name="Table3.A1" style:family="table-cell">
      <style:table-cell-properties style:vertical-align="middle" fo:padding="0.185cm" fo:border="0.05pt solid #000000"/>
    </style:style>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fo:line-height="200%" style:writing-mode="lr-tb"/>
      <style:text-properties fo:font-variant="normal" fo:text-transform="none" fo:color="#000000" style:text-line-through-style="none" style:font-name="Cambria" fo:font-size="18pt" fo:font-style="normal" style:text-underline-style="none" fo:font-weight="bold" style:text-blinking="false" fo:background-color="transparent"/>
    </style:style>
    <style:style style:name="P3" style:family="paragraph" style:parent-style-name="Text_20_body">
      <style:paragraph-properties fo:margin-top="0cm" fo:margin-bottom="0cm" fo:line-height="200%" style:writing-mode="lr-tb"/>
      <style:text-properties fo:font-variant="normal" fo:text-transform="none" fo:color="#000000" style:text-line-through-style="none" style:font-name="Cambria" fo:font-size="14.25pt" fo:font-style="normal" style:text-underline-style="none" fo:font-weight="bold" style:text-blinking="false" fo:background-color="transparent"/>
    </style:style>
    <style:style style:name="P4" style:family="paragraph" style:parent-style-name="Text_20_body">
      <style:paragraph-properties fo:margin-top="0cm" fo:margin-bottom="0cm" fo:line-height="200%" style:writing-mode="lr-tb"/>
      <style:text-properties fo:font-variant="normal" fo:text-transform="none" fo:color="#000000" style:text-line-through-style="none" style:font-name="Cambria" fo:font-size="12pt" fo:font-style="normal" style:text-underline-style="none" fo:font-weight="normal" style:text-blinking="false" fo:background-color="transparent"/>
    </style:style>
    <style:style style:name="P5" style:family="paragraph" style:parent-style-name="Text_20_body">
      <style:paragraph-properties fo:margin-top="0cm" fo:margin-bottom="0cm" fo:line-height="200%" fo:text-align="center" style:justify-single-word="false" style:writing-mode="lr-tb"/>
      <style:text-properties fo:font-variant="normal" fo:text-transform="none" fo:color="#000000" style:text-line-through-style="none" style:font-name="Cambria" fo:font-size="12pt" fo:font-style="normal" style:text-underline-style="none" fo:font-weight="normal" style:text-blinking="false" fo:background-color="transparent"/>
    </style:style>
    <style:style style:name="P6" style:family="paragraph" style:parent-style-name="Text_20_body">
      <style:paragraph-properties fo:margin-top="0cm" fo:margin-bottom="0cm" fo:line-height="200%" fo:text-align="center" style:justify-single-word="false" style:writing-mode="lr-tb"/>
      <style:text-properties fo:font-variant="normal" fo:text-transform="none" fo:color="#000000" style:text-line-through-style="none" style:text-underline-style="none" style:text-blinking="false" fo:background-color="transparent"/>
    </style:style>
    <style:style style:name="P7" style:family="paragraph" style:parent-style-name="Text_20_body">
      <style:paragraph-properties fo:margin-top="0cm" fo:margin-bottom="0cm" fo:line-height="165%" style:writing-mode="lr-tb"/>
      <style:text-properties fo:font-variant="normal" fo:text-transform="none" fo:color="#000000" style:text-line-through-style="none" style:font-name="Courier New" fo:font-size="8.25pt" fo:font-style="normal" style:text-underline-style="none" fo:font-weight="normal" style:text-blinking="false" fo:background-color="transparent"/>
    </style:style>
    <style:style style:name="P8" style:family="paragraph" style:parent-style-name="Text_20_body">
      <style:paragraph-properties fo:margin-top="0cm" fo:margin-bottom="0cm" fo:line-height="200%" style:writing-mode="lr-tb"/>
    </style:style>
    <style:style style:name="P9" style:family="paragraph" style:parent-style-name="Text_20_body">
      <style:paragraph-properties fo:margin-top="0cm" fo:margin-bottom="0cm" fo:line-height="165%" style:writing-mode="lr-tb"/>
    </style:style>
    <style:style style:name="P10" style:family="paragraph" style:parent-style-name="Text_20_body">
      <style:paragraph-properties fo:margin-top="0cm" fo:margin-bottom="0.282cm" fo:line-height="200%" style:writing-mode="lr-tb"/>
      <style:text-properties fo:font-variant="normal" fo:text-transform="none" fo:color="#000000" style:text-line-through-style="none" style:font-name="Cambria" fo:font-size="14.25pt" fo:font-style="normal" style:text-underline-style="none" fo:font-weight="bold" style:text-blinking="false" fo:background-color="transparent"/>
    </style:style>
    <style:style style:name="P11" style:family="paragraph" style:parent-style-name="Text_20_body">
      <style:paragraph-properties fo:margin-top="0cm" fo:margin-bottom="0.282cm" fo:line-height="200%" fo:text-align="center" style:justify-single-word="false" style:writing-mode="lr-tb"/>
      <style:text-properties fo:font-variant="normal" fo:text-transform="none" fo:color="#000000" style:text-line-through-style="none" style:font-name="Cambria" fo:font-size="12pt" fo:font-style="normal" style:text-underline-style="none" fo:font-weight="normal" style:text-blinking="false" fo:background-color="transparent"/>
    </style:style>
    <style:style style:name="P12" style:family="paragraph" style:parent-style-name="Text_20_body">
      <style:paragraph-properties fo:margin-top="0cm" fo:margin-bottom="0.282cm" fo:line-height="200%" style:writing-mode="lr-tb"/>
    </style:style>
    <style:style style:name="P13" style:family="paragraph" style:parent-style-name="Text_20_body">
      <style:paragraph-properties fo:margin-left="0cm" fo:margin-right="0cm" fo:margin-top="0cm" fo:margin-bottom="0.282cm" fo:line-height="200%" fo:text-indent="1.27cm" style:auto-text-indent="false" style:writing-mode="lr-tb"/>
      <style:text-properties fo:font-variant="normal" fo:text-transform="none" fo:color="#000000" style:text-line-through-style="none" style:font-name="Cambria" fo:font-size="12pt" fo:font-style="normal" style:text-underline-style="none" fo:font-weight="normal" style:text-blinking="false" fo:background-color="transparent"/>
    </style:style>
    <style:style style:name="P14" style:family="paragraph" style:parent-style-name="Text_20_body">
      <style:paragraph-properties fo:margin-left="0cm" fo:margin-right="0cm" fo:margin-top="0cm" fo:margin-bottom="0cm" fo:line-height="200%" fo:text-indent="1.27cm" style:auto-text-indent="false" style:writing-mode="lr-tb"/>
      <style:text-properties fo:font-variant="normal" fo:text-transform="none" fo:color="#000000" style:text-line-through-style="none" style:font-name="Cambria" fo:font-size="12pt" fo:font-style="normal" style:text-underline-style="none" fo:font-weight="normal" style:text-blinking="false" fo:background-color="transparent"/>
    </style:style>
    <style:style style:name="P15" style:family="paragraph" style:parent-style-name="Table_20_Contents">
      <style:paragraph-properties fo:margin-top="0cm" fo:margin-bottom="0cm" fo:line-height="165%" style:writing-mode="lr-tb"/>
      <style:text-properties fo:font-variant="normal" fo:text-transform="none" fo:color="#000000" style:text-line-through-style="none" style:font-name="Courier New" fo:font-size="8.25pt" fo:font-style="normal" style:text-underline-style="none" fo:font-weight="normal" style:text-blinking="false" fo:background-color="transparent"/>
    </style:style>
    <style:style style:name="P16" style:family="paragraph" style:parent-style-name="Table_20_Contents">
      <style:paragraph-properties fo:margin-top="0cm" fo:margin-bottom="0cm" fo:line-height="165%" style:writing-mode="lr-tb"/>
    </style:style>
    <style:style style:name="P17" style:family="paragraph" style:parent-style-name="Table_20_Contents" style:list-style-name="L2">
      <style:paragraph-properties fo:margin-top="0cm" fo:margin-bottom="0cm" fo:line-height="200%" fo:background-color="#f8f8f8" style:writing-mode="lr-tb">
        <style:background-image/>
      </style:paragraph-properties>
      <style:text-properties fo:font-variant="normal" fo:text-transform="none" fo:color="#acacac" style:text-line-through-style="none" style:font-name="Verdana" fo:font-size="8.25pt" fo:font-style="normal" style:text-underline-style="none" fo:font-weight="normal" style:text-blinking="false"/>
    </style:style>
    <style:style style:name="P18" style:family="paragraph" style:parent-style-name="Table_20_Contents" style:list-style-name="L2">
      <style:paragraph-properties fo:margin-top="0cm" fo:margin-bottom="0cm" fo:line-height="200%" fo:background-color="#f8f8f8" style:writing-mode="lr-tb">
        <style:background-image/>
      </style:paragraph-properties>
      <style:text-properties fo:font-variant="normal" fo:text-transform="none" fo:color="#acacac" style:text-line-through-style="none" style:text-underline-style="none" style:text-blinking="false"/>
    </style:style>
    <style:style style:name="P19" style:family="paragraph" style:parent-style-name="Table_20_Contents" style:list-style-name="L2">
      <style:paragraph-properties fo:margin-top="0cm" fo:margin-bottom="0cm" fo:line-height="200%" fo:background-color="#f8f8f8" style:writing-mode="lr-tb">
        <style:background-image/>
      </style:paragraph-properties>
      <style:text-properties fo:font-variant="normal" fo:text-transform="none" fo:color="#008000" style:text-line-through-style="none" style:font-name="Verdana" fo:font-size="8.25pt" fo:font-style="normal" style:text-underline-style="none" fo:font-weight="normal" style:text-blinking="false" fo:background-color="#ffffff"/>
    </style:style>
    <style:style style:name="P20" style:family="paragraph" style:parent-style-name="Table_20_Contents" style:list-style-name="L2">
      <style:paragraph-properties fo:margin-top="0cm" fo:margin-bottom="0cm" fo:line-height="200%" fo:background-color="#f8f8f8" style:writing-mode="lr-tb">
        <style:background-image/>
      </style:paragraph-properties>
      <style:text-properties fo:font-variant="normal" fo:text-transform="none" fo:color="#008080" style:text-line-through-style="none" style:font-name="Verdana" fo:font-size="8.25pt" fo:font-style="italic" style:text-underline-style="none" fo:font-weight="normal" style:text-blinking="false" fo:background-color="#ffffff"/>
    </style:style>
    <style:style style:name="P21" style:family="paragraph" style:parent-style-name="Table_20_Contents" style:list-style-name="L2">
      <style:paragraph-properties fo:margin-top="0cm" fo:margin-bottom="0cm" fo:line-height="200%" fo:background-color="#ffffff" style:writing-mode="lr-tb">
        <style:background-image/>
      </style:paragraph-properties>
      <style:text-properties fo:font-variant="normal" fo:text-transform="none" fo:color="#008000" style:text-line-through-style="none" style:font-name="Verdana" fo:font-size="8.25pt" fo:font-style="normal" style:text-underline-style="none" fo:font-weight="normal" style:text-blinking="false" fo:background-color="#ffffff"/>
    </style:style>
    <style:style style:name="P22" style:family="paragraph" style:parent-style-name="Table_20_Contents" style:list-style-name="L1">
      <style:paragraph-properties fo:margin-left="0cm" fo:margin-right="0cm" fo:margin-top="0cm" fo:margin-bottom="0cm" fo:line-height="200%" fo:text-indent="0cm" style:auto-text-indent="false" fo:background-color="#f8f8f8" style:writing-mode="lr-tb">
        <style:background-image/>
      </style:paragraph-properties>
      <style:text-properties fo:font-variant="normal" fo:text-transform="none" fo:color="#acacac" style:text-line-through-style="none" style:font-name="Cambria" fo:font-size="12pt" fo:font-style="normal" style:text-underline-style="none" fo:font-weight="normal" style:text-blinking="false"/>
    </style:style>
    <style:style style:name="P23" style:family="paragraph" style:parent-style-name="Table_20_Contents" style:list-style-name="L1">
      <style:paragraph-properties fo:margin-left="0cm" fo:margin-right="0cm" fo:margin-top="0cm" fo:margin-bottom="0cm" fo:line-height="200%" fo:text-indent="0cm" style:auto-text-indent="false" fo:background-color="#f8f8f8" style:writing-mode="lr-tb">
        <style:background-image/>
      </style:paragraph-properties>
      <style:text-properties fo:font-variant="normal" fo:text-transform="none" fo:color="#acacac" style:text-line-through-style="none" style:text-underline-style="none" style:text-blinking="false"/>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style:font-name="Courier New" fo:font-size="8.2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Cambria" fo:font-size="12pt" fo:font-style="normal" style:text-underline-style="none" fo:font-weight="normal" style:text-blinking="false" fo:background-color="transparent"/>
    </style:style>
    <style:style style:name="T4" style:family="text">
      <style:text-properties fo:color="#000000" fo:background-color="#ffffff"/>
    </style:style>
    <style:style style:name="T5" style:family="text">
      <style:text-properties fo:color="#000000" style:font-name="Cambria" fo:font-size="12pt" fo:font-style="normal" fo:font-weight="normal" fo:background-color="#ffffff"/>
    </style:style>
    <style:style style:name="T6" style:family="text">
      <style:text-properties fo:color="#000000" style:font-name="Verdana" fo:font-size="8.25pt" fo:font-style="normal" fo:font-weight="normal" fo:background-color="#ffffff"/>
    </style:style>
    <style:style style:name="T7" style:family="text">
      <style:text-properties fo:color="#0600ff" fo:font-weight="bold" fo:background-color="#ffffff"/>
    </style:style>
    <style:style style:name="T8" style:family="text">
      <style:text-properties fo:color="#0600ff" style:font-name="Cambria" fo:font-size="12pt" fo:font-style="normal" fo:font-weight="bold" fo:background-color="#ffffff"/>
    </style:style>
    <style:style style:name="T9" style:family="text">
      <style:text-properties fo:color="#6666cc" fo:font-weight="bold" fo:background-color="#ffffff"/>
    </style:style>
    <style:style style:name="T10" style:family="text">
      <style:text-properties fo:color="#008000" fo:background-color="#ffffff"/>
    </style:style>
    <style:style style:name="T11" style:family="text">
      <style:text-properties fo:color="#008000" style:font-name="Cambria" fo:font-size="12pt" fo:font-style="normal" fo:font-weight="normal" fo:background-color="#ffffff"/>
    </style:style>
    <style:style style:name="T12" style:family="text">
      <style:text-properties fo:color="#008000" style:font-name="Verdana" fo:font-size="8.25pt" fo:font-style="normal" fo:font-weight="normal" fo:background-color="#ffffff"/>
    </style:style>
    <style:style style:name="T13" style:family="text">
      <style:text-properties fo:color="#0000ff" style:font-name="Cambria" fo:font-size="12pt" fo:font-style="normal" fo:font-weight="normal" fo:background-color="#ffffff"/>
    </style:style>
    <style:style style:name="T14" style:family="text">
      <style:text-properties fo:color="#0000ff" fo:background-color="#ffffff"/>
    </style:style>
    <style:style style:name="T15" style:family="text">
      <style:text-properties fo:color="#008080" fo:background-color="#ffffff"/>
    </style:style>
    <style:style style:name="T16" style:family="text">
      <style:text-properties fo:color="#008080" fo:font-style="italic" fo:background-color="#ffffff"/>
    </style:style>
    <style:style style:name="T17" style:family="text">
      <style:text-properties fo:color="#666666" fo:background-color="#fffff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ikes</text:p>
      <text:p text:style-name="P10">1. Tracking hands</text:p>
      <text:p text:style-name="P13">Tracking hands is a fundamental routine that remains a very critical element to the whole project. To pleasant surprise, documentation on the Kinect allows for easy tracking of hand movements. As demonstrated from the demo program created, in tracking the whereabouts of the hand movements, the Kinect gives you real time skeleton positioning data and crafts easy to access joint points. This data is very useful in the process of tracking gestures.</text:p>
      <text:p text:style-name="P1"/>
      <table:table table:name="Table1" table:style-name="Table1">
        <table:table-column table:style-name="Table1.A"/>
        <table:table-row>
          <table:table-cell table:style-name="Table1.A1" office:value-type="string">
            <text:p text:style-name="P7"><text:bookmark text:name="docs-internal-guid-ff21a7f3-f3e5-6cd0-a212-41737ac439f9"/>/// &lt;summary&gt;</text:p>
            <text:p text:style-name="P7">/// Gives the first detected skeleton in the area</text:p>
            <text:p text:style-name="P7">/// &lt;/summary&gt;</text:p>
            <text:p text:style-name="P7">/// &lt;param name="eventArgs"&gt;&lt;/param&gt;</text:p>
            <text:p text:style-name="P7">/// &lt;returns&gt;Tracked skeleton&lt;/returns&gt;</text:p>
            <text:p text:style-name="P7">public Skeleton GetSkeleton(AllFramesReadyEventArgs eventArgs)</text:p>
            <text:p text:style-name="P7">{</text:p>
            <text:p text:style-name="P9"><text:span text:style-name="T2"><text:s text:c="4"/>Skeleton[] skeletonArray = null;</text:span></text:p>
            <text:p text:style-name="P9"><text:span text:style-name="T2"><text:s text:c="4"/>Skeleton first = null;</text:span></text:p>
            <text:p text:style-name="P9"><text:span text:style-name="T2"><text:s text:c="4"/>using (SkeletonFrame sFrame = eventArgs.OpenSkeletonFrame())</text:span></text:p>
            <text:p text:style-name="P9"><text:span text:style-name="T2"><text:s text:c="4"/>{</text:span></text:p>
            <text:p text:style-name="P9"><text:span text:style-name="T2"><text:s text:c="8"/>if (sFrame == null)</text:span></text:p>
            <text:p text:style-name="P9"><text:span text:style-name="T2"><text:s text:c="12"/>return null;</text:span></text:p>
            <text:p text:style-name="P9"><text:span text:style-name="T2"><text:s text:c="8"/>//Kinect ALWAYS returns 6 skeletons but are not all tracked</text:span></text:p>
            <text:p text:style-name="P9"><text:span text:style-name="T2"><text:s text:c="8"/>skeletonArray = new Skeleton[sFrame.SkeletonArrayLength];</text:span></text:p>
            <text:p text:style-name="P9"><text:span text:style-name="T2"><text:s text:c="8"/>//Copy skeleton data to our new array</text:span></text:p>
            <text:p text:style-name="P9"><text:span text:style-name="T2"><text:s text:c="8"/>sFrame.CopySkeletonDataTo(skeletonArray);</text:span></text:p>
            <text:p text:style-name="P9"><text:span text:style-name="T2"><text:s text:c="8"/>//Select the first skeleton that is being tracked.</text:span></text:p>
            <text:p text:style-name="P9"><text:span text:style-name="T2"><text:s text:c="8"/>first = ( from s in skeletonArray</text:span></text:p>
            <text:p text:style-name="P9"><text:span text:style-name="T2"><text:s text:c="16"/>where s.TrackingState == SkeletonTrackingState.Tracked</text:span></text:p>
            <text:p text:style-name="P9"><text:span text:style-name="T2"><text:s text:c="16"/>select s ).FirstOrDefault();</text:span></text:p>
            <text:p text:style-name="P9"><text:span text:style-name="T2"><text:s text:c="8"/>return first;</text:span></text:p>
            <text:p text:style-name="P9"><text:span text:style-name="T2"><text:s text:c="4"/>}</text:span></text:p>
            <text:p text:style-name="P7">}</text:p>
            <text:p text:style-name="P7">//-------------------------------------------------------------------------------------</text:p>
            <text:p text:style-name="P7">/// &lt;summary&gt;</text:p>
            <text:p text:style-name="P7"><text:soft-page-break/>/// Retrieve a joint from the detected skeleton</text:p>
            <text:p text:style-name="P7">/// &lt;/summary&gt;</text:p>
            <text:p text:style-name="P7">/// &lt;param name="sFrame"&gt;Skeleton the joint is being located on&lt;/param&gt;</text:p>
            <text:p text:style-name="P7">/// &lt;param name="jType"&gt;Type of joint requested&lt;/param&gt;</text:p>
            <text:p text:style-name="P7">/// &lt;returns&gt;&lt;/returns&gt;</text:p>
            <text:p text:style-name="P7">public Joint GetJointPoint(Skeleton sFrame, JointType jType)</text:p>
            <text:p text:style-name="P7">{</text:p>
            <text:p text:style-name="P9"><text:span text:style-name="T2"><text:s text:c="4"/>Joint jointBody = new Joint();</text:span></text:p>
            <text:p text:style-name="P9"><text:span text:style-name="T2"><text:s text:c="4"/>if (sFrame != null)</text:span></text:p>
            <text:p text:style-name="P9"><text:span text:style-name="T2"><text:s text:c="8"/>jointBody = sFrame.Joints[jType];</text:span></text:p>
            <text:p text:style-name="P9"><text:span text:style-name="T2"><text:s text:c="4"/>return jointBody;</text:span></text:p>
            <text:p text:style-name="Text_20_body"><text:span text:style-name="T2">}</text:span></text:p>
          </table:table-cell>
        </table:table-row>
      </table:table>
      <text:p text:style-name="Text_20_body"/>
      <text:p text:style-name="P11">Fig 7.1.0 - Getting joint and skeleton data</text:p>
      <text:p text:style-name="P12"><text:span text:style-name="T3"><text:tab/>The biggest limitation of skeletal tracking is the Kinect's ability to recognize the skeleton in non-facing situations. The Kinect does a good job compensating for parts of the body that it can not see, but by the end of the day, there is no guarantee that the subject that is being tracked is going to be perfectly facing the camera every time, so there is a room for error that we might have to expect when developing the Kinect project.</text:span></text:p>
      <text:p text:style-name="P3">2. Recognizing gestures process</text:p>
      <text:p text:style-name="P8"><text:span text:style-name="T1">    </text:span><text:span text:style-name="T1"><draw:frame draw:style-name="fr1" draw:name="graphics1" text:anchor-type="as-char" svg:width="13.653cm" svg:height="7.329cm" draw:z-index="0"><draw:image xlink:href="https://lh6.googleusercontent.com/5yp5H9JOx8rdRcaqImixFsg_JUZOBJEKQT3D58_QlIKVijRswKqmWzLff956XpE1t4ABixBukiopcXz9WmJ-2eNw64FErF3cYrY8Y8SntCr7v5inszp8rweMMTnL0YFAy5UsPV4" xlink:type="simple" xlink:show="embed" xlink:actuate="onLoad"/><svg:title>process_guestureBuilding.png</svg:title></draw:frame></text:span></text:p>
      <text:p text:style-name="P5"><text:soft-page-break/>fig 7.2.0 - Gesture development cycle</text:p>
      <text:p text:style-name="P8"><text:span text:style-name="T3"><text:tab/>The first step in the process of recognizing gestures, according to Microsoft’s lead API developer, is to record a person doing the motion for short amounts of time, as shown in figure 1.1. When recording, it is important to notice that it is absolutely necessary to have proper storage space available. These videos, despite only being 10 seconds long, may take up several gigabytes of space. This is where not recording colored images is a critical aspect, as it is not a necessary element of defining gestures.</text:span></text:p>
      <text:p text:style-name="P6"><draw:frame draw:style-name="fr1" draw:name="graphics2" text:anchor-type="as-char" svg:width="9.419cm" svg:height="10.769cm" draw:z-index="1"><draw:image xlink:href="https://lh6.googleusercontent.com/NPb2zuYlPXSn8BANQK5c-4BwJmTUTxeUe7zSkDJbxbON7HJVLVIoDdRfJ4wH3jI35XImLuPlBnE6V2ZL-OlCRQBGQpf6NBeUgxDzzN_FrrEHdsJ3SIfT-HJPf1v7bRGjobEXwwY" xlink:type="simple" xlink:show="embed" xlink:actuate="onLoad"/><svg:title>Step 1 record.png</svg:title></draw:frame></text:p>
      <text:p text:style-name="P5">fig 7.2.1 - Recording</text:p>
      <text:p text:style-name="P6"><text:soft-page-break/><draw:frame draw:style-name="fr1" draw:name="graphics3" text:anchor-type="as-char" svg:width="12.991cm" svg:height="7.17cm" draw:z-index="2"><draw:image xlink:href="https://lh6.googleusercontent.com/3zTzOcQG3JTHhODf8lAeLKi-_MN0DslSQjwQPM63bxNzaWaimusOtDEgw50gka2Q7rZfAsrmqVZ8U4_BsKF5UtUig1ejga2I0dzM8jiRuE1txi1FwnrCzsLBUBGe6wd76ohUVxs" xlink:type="simple" xlink:show="embed" xlink:actuate="onLoad"/><svg:title>record_size.png</svg:title></draw:frame></text:p>
      <text:p text:style-name="P5">fig 7.2.2 - Recording data size stream</text:p>
      <text:p text:style-name="P14">The next step in the process is to take the raw video and start developing gestures by marking parts of the recorded video as the gesture the user wants to recognize. These reflect true and false values. True marks mean it is the desired gesture, while false is the exact opposite. These marks lead the Kinect’s algorithm to cipher the gesture that is being targeted.</text:p>
      <text:p text:style-name="P6"><draw:frame draw:style-name="fr1" draw:name="graphics4" text:anchor-type="as-char" svg:width="12.726cm" svg:height="7.17cm" draw:z-index="3"><draw:image xlink:href="https://lh4.googleusercontent.com/2NghLLYgpkuEmBfq1bFmfeYTQDDJZaHG63cHK2Mhf_exW2335GYPlDS2kkDDIWDTylGUcpdXNu2LTAv7cflvOU6NclIpKJiBRlD6YfpxPfD7kOkfiRyqbfuZCoFUwE4fpqtTI-I" xlink:type="simple" xlink:show="embed" xlink:actuate="onLoad"/><svg:title>Step 2 gbuild.jpg</svg:title></draw:frame></text:p>
      <text:p text:style-name="P5">fig 2.3 - Marking desired gestures points in the video</text:p>
      <text:p text:style-name="P8"><text:span text:style-name="T3"><text:tab/>The last part is deciding if gesture building using Microsoft's system is the right choice everytime. Sometimes simple tasks such as high hands above head </text:span><text:soft-page-break/><text:span text:style-name="T3">are better dealt with actual code rather than the Kinect’s system, as it may have frequent false positives.</text:span></text:p>
      <text:p text:style-name="P6"><draw:frame draw:style-name="fr1" draw:name="graphics5" text:anchor-type="as-char" svg:width="13.309cm" svg:height="7.488cm" draw:z-index="4"><draw:image xlink:href="https://lh6.googleusercontent.com/gIPbbvvd8yNabHwd-OCtbKy_93P7pidm_ToEuceyeQ6wlWXwUnOpNfw80eFVz6Emk7YyV2ywWsQ37rCN2X7lS6ebSoIZBnNIhT5tJztuAqWNdVC9vfrG1VJfyfuOlaP0uGggnJo" xlink:type="simple" xlink:show="embed" xlink:actuate="onLoad"/><svg:title>compare_ml_heur.png</svg:title></draw:frame></text:p>
      <text:p text:style-name="P5">fig 2.4 - Heuristic (hard code) vs. Machine Learning</text:p>
      <text:p text:style-name="P3">3. Render blank screen</text:p>
      <text:p text:style-name="P8"><text:span text:style-name="T3"><text:tab/>Because we are dealing with windows forms in the C# development environment, we can easily devise a window that goes full screen while in focus, thus rendering the window completely useless and in control of the gesture control timer.</text:span></text:p>
      <text:p text:style-name="P1"/>
      <table:table table:name="Table2" table:style-name="Table2">
        <table:table-column table:style-name="Table2.A"/>
        <table:table-row>
          <table:table-cell table:style-name="Table2.A1" office:value-type="string">
            <text:list xml:id="list1034374298" text:style-name="L1">
              <text:list-item>
                <text:p text:style-name="P22"><text:span text:style-name="T7">private</text:span><text:span text:style-name="T4"> </text:span><text:span text:style-name="T9">void</text:span><text:span text:style-name="T4"> GoFullscreen</text:span><text:span text:style-name="T10">(</text:span><text:span text:style-name="T9">bool</text:span><text:span text:style-name="T4"> fullscreen</text:span><text:span text:style-name="T10">)</text:span></text:p>
              </text:list-item>
              <text:list-item>
                <text:p text:style-name="P23"><text:span text:style-name="T4">      </text:span><text:span text:style-name="T11">{</text:span></text:p>
              </text:list-item>
              <text:list-item>
                <text:p text:style-name="P23"><text:span text:style-name="T4">          </text:span><text:span text:style-name="T8">if</text:span><text:span text:style-name="T5"> </text:span><text:span text:style-name="T11">(</text:span><text:span text:style-name="T5">fullscreen</text:span><text:span text:style-name="T11">)</text:span></text:p>
              </text:list-item>
              <text:list-item>
                <text:p text:style-name="P23"><text:span text:style-name="T4">          </text:span><text:span text:style-name="T11">{</text:span></text:p>
              </text:list-item>
              <text:list-item>
                <text:p text:style-name="P23"><text:span text:style-name="T4">              </text:span><text:span text:style-name="T8">this</text:span><text:span text:style-name="T11">.</text:span><text:span text:style-name="T13">WindowState</text:span><text:span text:style-name="T5"> </text:span><text:span text:style-name="T11">=</text:span><text:span text:style-name="T5"> FormWindowState</text:span><text:span text:style-name="T11">.</text:span><text:span text:style-name="T13">Normal</text:span><text:span text:style-name="T11">;</text:span></text:p>
              </text:list-item>
              <text:list-item>
                <text:p text:style-name="P23"><text:span text:style-name="T4">              </text:span><text:span text:style-name="T8">this</text:span><text:span text:style-name="T11">.</text:span><text:span text:style-name="T13">FormBorderStyle</text:span><text:span text:style-name="T5"> </text:span><text:span text:style-name="T11">=</text:span><text:span text:style-name="T5"> System</text:span><text:span text:style-name="T11">.</text:span><text:span text:style-name="T13">Windows</text:span><text:span text:style-name="T11">.</text:span><text:span text:style-name="T13">Forms</text:span><text:span text:style-name="T11">.</text:span><text:span text:style-name="T13">FormBorderStyle</text:span><text:span text:style-name="T11">.</text:span><text:span text:style-name="T13">None</text:span><text:span text:style-name="T11">;</text:span></text:p>
              </text:list-item>
              <text:list-item>
                <text:p text:style-name="P23"><text:soft-page-break/><text:span text:style-name="T4">              </text:span><text:span text:style-name="T8">this</text:span><text:span text:style-name="T11">.</text:span><text:span text:style-name="T13">Bounds</text:span><text:span text:style-name="T5"> </text:span><text:span text:style-name="T11">=</text:span><text:span text:style-name="T5"> Screen</text:span><text:span text:style-name="T11">.</text:span><text:span text:style-name="T13">PrimaryScreen</text:span><text:span text:style-name="T11">.</text:span><text:span text:style-name="T13">Bounds</text:span><text:span text:style-name="T11">;</text:span></text:p>
              </text:list-item>
              <text:list-item>
                <text:p text:style-name="P23"><text:span text:style-name="T4">          </text:span><text:span text:style-name="T11">}</text:span></text:p>
              </text:list-item>
              <text:list-item>
                <text:p text:style-name="P23"><text:span text:style-name="T4">          </text:span><text:span text:style-name="T8">else</text:span></text:p>
              </text:list-item>
              <text:list-item>
                <text:p text:style-name="P23"><text:span text:style-name="T4">          </text:span><text:span text:style-name="T11">{</text:span></text:p>
              </text:list-item>
              <text:list-item>
                <text:p text:style-name="P23"><text:span text:style-name="T4">              </text:span><text:span text:style-name="T8">this</text:span><text:span text:style-name="T11">.</text:span><text:span text:style-name="T13">Visible</text:span><text:span text:style-name="T5"> </text:span><text:span text:style-name="T11">=</text:span><text:span text:style-name="T5"> </text:span><text:span text:style-name="T8">false</text:span><text:span text:style-name="T11">;</text:span></text:p>
              </text:list-item>
              <text:list-item>
                <text:p text:style-name="P23"><text:span text:style-name="T4">              </text:span><text:span text:style-name="T8">this</text:span><text:span text:style-name="T11">.</text:span><text:span text:style-name="T13">WindowState</text:span><text:span text:style-name="T5"> </text:span><text:span text:style-name="T11">=</text:span><text:span text:style-name="T5"> FormWindowState</text:span><text:span text:style-name="T11">.</text:span><text:span text:style-name="T13">Minimized</text:span><text:span text:style-name="T11">;</text:span></text:p>
              </text:list-item>
              <text:list-item>
                <text:p text:style-name="P23"><text:span text:style-name="T4">              </text:span><text:span text:style-name="T8">this</text:span><text:span text:style-name="T11">.</text:span><text:span text:style-name="T13">FormBorderStyle</text:span><text:span text:style-name="T5"> </text:span><text:span text:style-name="T11">=</text:span><text:span text:style-name="T5"> System</text:span><text:span text:style-name="T11">.</text:span><text:span text:style-name="T13">Windows</text:span><text:span text:style-name="T11">.</text:span><text:span text:style-name="T13">Forms</text:span><text:span text:style-name="T11">.</text:span><text:span text:style-name="T13">FormBorderStyle</text:span><text:span text:style-name="T11">.</text:span><text:span text:style-name="T13">Sizable</text:span><text:span text:style-name="T11">;</text:span></text:p>
              </text:list-item>
              <text:list-item>
                <text:p text:style-name="P23"><text:span text:style-name="T4">          </text:span><text:span text:style-name="T11">}</text:span></text:p>
              </text:list-item>
              <text:list-item>
                <text:p text:style-name="P23"><text:span text:style-name="T4">      </text:span><text:span text:style-name="T11">}</text:span></text:p>
              </text:list-item>
            </text:list>
            <text:p text:style-name="Table_20_Contents"/>
          </table:table-cell>
        </table:table-row>
      </table:table>
      <text:p text:style-name="Text_20_body"/>
      <text:p text:style-name="P5">fig 7.3.0 - Making a window go full screen</text:p>
      <text:p text:style-name="P3">4. Mute sound on system temp</text:p>
      <text:p text:style-name="P8"><text:span text:style-name="T3"><text:tab/>Because we are using C#, we don’t have direct access to the volume on the system. Instead we have to use wrappers to access system functions. Luckily, Windows has built-in </text:span></text:p>
      <text:p text:style-name="P4">volume keys, so that all we have to do is send commands to the system to increase, decrease or even mute the volume all together.</text:p>
      <table:table table:name="Table3" table:style-name="Table3">
        <table:table-column table:style-name="Table3.A"/>
        <table:table-row>
          <table:table-cell table:style-name="Table3.A1" office:value-type="string">
            <text:list xml:id="list1804318575" text:style-name="L2">
              <text:list-item>
                <text:p text:style-name="P17"><text:span text:style-name="T7">using</text:span><text:span text:style-name="T4"> </text:span><text:span text:style-name="T15">System.Runtime.InteropServices</text:span><text:span text:style-name="T10">;</text:span></text:p>
              </text:list-item>
              <text:list-item>
                <text:p text:style-name="P19">...</text:p>
              </text:list-item>
              <text:list-item>
                <text:p text:style-name="P20">//Header variables of class</text:p>
              </text:list-item>
              <text:list-item>
                <text:p text:style-name="P17"><text:span text:style-name="T7">private</text:span><text:span text:style-name="T4"> </text:span><text:span text:style-name="T7">const</text:span><text:span text:style-name="T4"> </text:span><text:span text:style-name="T9">int</text:span><text:span text:style-name="T4"> APPCOMMAND_VOLUME_MUTE </text:span><text:span text:style-name="T10">=</text:span><text:span text:style-name="T4"> 0x80000</text:span><text:span text:style-name="T10">;</text:span></text:p>
              </text:list-item>
              <text:list-item>
                <text:p text:style-name="P17"><text:span text:style-name="T7">private</text:span><text:span text:style-name="T4"> </text:span><text:span text:style-name="T7">const</text:span><text:span text:style-name="T4"> </text:span><text:span text:style-name="T9">int</text:span><text:span text:style-name="T4"> APPCOMMAND_VOLUME_UP </text:span><text:span text:style-name="T10">=</text:span><text:span text:style-name="T4"> 0xA0000</text:span><text:span text:style-name="T10">;</text:span></text:p>
              </text:list-item>
              <text:list-item>
                <text:p text:style-name="P17"><text:span text:style-name="T7">private</text:span><text:span text:style-name="T4"> </text:span><text:span text:style-name="T7">const</text:span><text:span text:style-name="T4"> </text:span><text:span text:style-name="T9">int</text:span><text:span text:style-name="T4"> APPCOMMAND_VOLUME_DOWN </text:span><text:span text:style-name="T10">=</text:span><text:span text:style-name="T4"> 0x90000</text:span><text:span text:style-name="T10">;</text:span></text:p>
              </text:list-item>
              <text:list-item>
                <text:p text:style-name="P17"><text:span text:style-name="T7">private</text:span><text:span text:style-name="T4"> </text:span><text:span text:style-name="T7">const</text:span><text:span text:style-name="T4"> </text:span><text:span text:style-name="T9">int</text:span><text:span text:style-name="T4"> WM_APPCOMMAND </text:span><text:span text:style-name="T10">=</text:span><text:span text:style-name="T4"> 0x319</text:span><text:span text:style-name="T10">;</text:span></text:p>
              </text:list-item>
              <text:list-item>
                <text:p text:style-name="P17"><text:soft-page-break/><text:span text:style-name="T10">[</text:span><text:span text:style-name="T4">DllImport</text:span><text:span text:style-name="T10">(</text:span><text:span text:style-name="T17">"user32.dll"</text:span><text:span text:style-name="T10">)]</text:span></text:p>
              </text:list-item>
              <text:list-item>
                <text:p text:style-name="P17"><text:span text:style-name="T7">public</text:span><text:span text:style-name="T4"> </text:span><text:span text:style-name="T7">static</text:span><text:span text:style-name="T4"> </text:span><text:span text:style-name="T7">extern</text:span><text:span text:style-name="T4"> IntPtr SendMessageW</text:span><text:span text:style-name="T10">(</text:span><text:span text:style-name="T4">IntPtr hWnd, </text:span><text:span text:style-name="T9">int</text:span><text:span text:style-name="T4"> Msg,</text:span></text:p>
              </text:list-item>
              <text:list-item>
                <text:p text:style-name="P18"><text:span text:style-name="T4">   </text:span><text:span text:style-name="T6">IntPtr wParam, IntPtr lParam</text:span><text:span text:style-name="T12">);</text:span></text:p>
              </text:list-item>
              <text:list-item>
                <text:p text:style-name="P21">...</text:p>
              </text:list-item>
              <text:list-item>
                <text:p text:style-name="P20">//Function calls to modify volume</text:p>
              </text:list-item>
              <text:list-item>
                <text:p text:style-name="P17"><text:span text:style-name="T4">SendMessageW</text:span><text:span text:style-name="T10">(</text:span><text:span text:style-name="T7">this</text:span><text:span text:style-name="T10">.</text:span><text:span text:style-name="T14">Handle</text:span><text:span text:style-name="T4">, WM_APPCOMMAND, </text:span><text:span text:style-name="T7">this</text:span><text:span text:style-name="T10">.</text:span><text:span text:style-name="T14">Handle</text:span><text:span text:style-name="T4">,  </text:span><text:span text:style-name="T16">//Mute</text:span></text:p>
              </text:list-item>
              <text:list-item>
                <text:p text:style-name="P18"><text:span text:style-name="T4">              </text:span><text:span text:style-name="T12">(</text:span><text:span text:style-name="T6">IntPtr</text:span><text:span text:style-name="T12">)</text:span><text:span text:style-name="T6">APPCOMMAND_VOLUME_MUTE</text:span><text:span text:style-name="T12">);</text:span></text:p>
              </text:list-item>
              <text:list-item>
                <text:p text:style-name="P17"><text:span text:style-name="T4">SendMessageW</text:span><text:span text:style-name="T10">(</text:span><text:span text:style-name="T7">this</text:span><text:span text:style-name="T10">.</text:span><text:span text:style-name="T14">Handle</text:span><text:span text:style-name="T4">, WM_APPCOMMAND, </text:span><text:span text:style-name="T7">this</text:span><text:span text:style-name="T10">.</text:span><text:span text:style-name="T14">Handle</text:span><text:span text:style-name="T4">,  </text:span><text:span text:style-name="T16">//increase Volume</text:span></text:p>
              </text:list-item>
              <text:list-item>
                <text:p text:style-name="P18"><text:span text:style-name="T4">              </text:span><text:span text:style-name="T12">(</text:span><text:span text:style-name="T6">IntPtr</text:span><text:span text:style-name="T12">)</text:span><text:span text:style-name="T6">APPCOMMAND_VOLUME_UP</text:span><text:span text:style-name="T12">);</text:span></text:p>
              </text:list-item>
              <text:list-item>
                <text:p text:style-name="P17"><text:span text:style-name="T4">SendMessageW</text:span><text:span text:style-name="T10">(</text:span><text:span text:style-name="T7">this</text:span><text:span text:style-name="T10">.</text:span><text:span text:style-name="T14">Handle</text:span><text:span text:style-name="T4">, WM_APPCOMMAND, </text:span><text:span text:style-name="T7">this</text:span><text:span text:style-name="T10">.</text:span><text:span text:style-name="T14">Handle</text:span><text:span text:style-name="T4">,  </text:span><text:span text:style-name="T16">//decrease Volume</text:span></text:p>
              </text:list-item>
              <text:list-item>
                <text:p text:style-name="P18"><text:span text:style-name="T4">              </text:span><text:span text:style-name="T12">(</text:span><text:span text:style-name="T6">IntPtr</text:span><text:span text:style-name="T12">)</text:span><text:span text:style-name="T6">APPCOMMAND_VOLUME_DOWN</text:span><text:span text:style-name="T12">);</text:span></text:p>
              </text:list-item>
            </text:list>
            <text:p text:style-name="Table_20_Contents"/>
          </table:table-cell>
        </table:table-row>
      </table:table>
      <text:p text:style-name="Text_20_body"><text:span text:style-name="T3">fig 4.0 - Modifying volume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 svg:font-family="Cambria"/>
    <style:font-face style:name="Courier New" svg:font-family="'Courier New'"/>
    <style:font-face style:name="Lohit Hindi1" svg:font-family="'Lohit Hind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00:02:11</meta:creation-date>
    <dc:date>2015-04-26T00:09:00</dc:date>
    <meta:editing-duration>PT2M38S</meta:editing-duration>
    <meta:editing-cycles>4</meta:editing-cycles>
    <meta:generator>LibreOffice/3.5$Linux_X86_64 LibreOffice_project/350m1$Build-2</meta:generator>
    <meta:document-statistic meta:table-count="3" meta:image-count="5" meta:object-count="0" meta:page-count="7" meta:paragraph-count="97" meta:word-count="793" meta:character-count="5696" meta:non-whitespace-character-count="4661"/>
  </office:meta>
</office:document-meta>
</file>